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3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iddle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0.01527/0.01016</text:p>
          </table:table-cell>
          <table:table-cell office:value-type="string">
            <text:p>0.02427/0.01016</text:p>
          </table:table-cell>
          <table:table-cell office:value-type="string">
            <text:p>0.03327/0.01016</text:p>
          </table:table-cell>
          <table:table-cell office:value-type="string">
            <text:p>0.04227/0.01016</text:p>
          </table:table-cell>
          <table:table-cell office:value-type="string">
            <text:p>0.05127/0.01016</text:p>
          </table:table-cell>
          <table:table-cell office:value-type="string">
            <text:p>0.06027/0.01016</text:p>
          </table:table-cell>
          <table:table-cell office:value-type="string">
            <text:p>0.06927/0.01016</text:p>
          </table:table-cell>
          <table:table-cell office:value-type="string">
            <text:p>0.07827/0.01016</text:p>
          </table:table-cell>
          <table:table-cell office:value-type="string">
            <text:p>0.08727/0.01016</text:p>
          </table:table-cell>
          <table:table-cell office:value-type="string">
            <text:p>0.09627/0.01016</text:p>
          </table:table-cell>
          <table:table-cell office:value-type="string">
            <text:p>0.10527/0.01016</text:p>
          </table:table-cell>
          <table:table-cell office:value-type="string">
            <text:p>0.11427/0.01016</text:p>
          </table:table-cell>
        </table:table-row>
        <table:table-row table:style-name="ro1">
          <table:table-cell office:value-type="string">
            <text:p>0.01527/0.01916</text:p>
          </table:table-cell>
          <table:table-cell office:value-type="string">
            <text:p>0.02427/0.01916</text:p>
          </table:table-cell>
          <table:table-cell office:value-type="string">
            <text:p>0.03327/0.01916</text:p>
          </table:table-cell>
          <table:table-cell office:value-type="string">
            <text:p>0.04227/0.01916</text:p>
          </table:table-cell>
          <table:table-cell office:value-type="string">
            <text:p>0.05127/0.01916</text:p>
          </table:table-cell>
          <table:table-cell office:value-type="string">
            <text:p>0.06027/0.01916</text:p>
          </table:table-cell>
          <table:table-cell office:value-type="string">
            <text:p>0.06927/0.01916</text:p>
          </table:table-cell>
          <table:table-cell office:value-type="string">
            <text:p>0.07827/0.01916</text:p>
          </table:table-cell>
          <table:table-cell office:value-type="string">
            <text:p>0.08727/0.01916</text:p>
          </table:table-cell>
          <table:table-cell office:value-type="string">
            <text:p>0.09627/0.01916</text:p>
          </table:table-cell>
          <table:table-cell office:value-type="string">
            <text:p>0.10527/0.01916</text:p>
          </table:table-cell>
          <table:table-cell office:value-type="string">
            <text:p>0.11427/0.01916</text:p>
          </table:table-cell>
        </table:table-row>
        <table:table-row table:style-name="ro1">
          <table:table-cell office:value-type="string">
            <text:p>0.01527/0.02816</text:p>
          </table:table-cell>
          <table:table-cell office:value-type="string">
            <text:p>0.02427/0.02816</text:p>
          </table:table-cell>
          <table:table-cell office:value-type="string">
            <text:p>0.03327/0.02816</text:p>
          </table:table-cell>
          <table:table-cell office:value-type="string">
            <text:p>0.04227/0.02816</text:p>
          </table:table-cell>
          <table:table-cell office:value-type="string">
            <text:p>0.05127/0.02816</text:p>
          </table:table-cell>
          <table:table-cell office:value-type="string">
            <text:p>0.06027/0.02816</text:p>
          </table:table-cell>
          <table:table-cell office:value-type="string">
            <text:p>0.06927/0.02816</text:p>
          </table:table-cell>
          <table:table-cell office:value-type="string">
            <text:p>0.07827/0.02816</text:p>
          </table:table-cell>
          <table:table-cell office:value-type="string">
            <text:p>0.08727/0.02816</text:p>
          </table:table-cell>
          <table:table-cell office:value-type="string">
            <text:p>0.09627/0.02816</text:p>
          </table:table-cell>
          <table:table-cell office:value-type="string">
            <text:p>0.10527/0.02816</text:p>
          </table:table-cell>
          <table:table-cell office:value-type="string">
            <text:p>0.11427/0.02816</text:p>
          </table:table-cell>
        </table:table-row>
        <table:table-row table:style-name="ro1">
          <table:table-cell office:value-type="string">
            <text:p>0.01527/0.03716</text:p>
          </table:table-cell>
          <table:table-cell office:value-type="string">
            <text:p>0.02427/0.03716</text:p>
          </table:table-cell>
          <table:table-cell office:value-type="string">
            <text:p>0.03327/0.03716</text:p>
          </table:table-cell>
          <table:table-cell office:value-type="string">
            <text:p>0.04227/0.03716</text:p>
          </table:table-cell>
          <table:table-cell office:value-type="string">
            <text:p>0.05127/0.03716</text:p>
          </table:table-cell>
          <table:table-cell office:value-type="string">
            <text:p>0.06027/0.03716</text:p>
          </table:table-cell>
          <table:table-cell office:value-type="string">
            <text:p>0.06927/0.03716</text:p>
          </table:table-cell>
          <table:table-cell office:value-type="string">
            <text:p>0.07827/0.03716</text:p>
          </table:table-cell>
          <table:table-cell office:value-type="string">
            <text:p>0.08727/0.03716</text:p>
          </table:table-cell>
          <table:table-cell office:value-type="string">
            <text:p>0.09627/0.03716</text:p>
          </table:table-cell>
          <table:table-cell office:value-type="string">
            <text:p>0.10527/0.03716</text:p>
          </table:table-cell>
          <table:table-cell office:value-type="string">
            <text:p>0.11427/0.03716</text:p>
          </table:table-cell>
        </table:table-row>
        <table:table-row table:style-name="ro1">
          <table:table-cell office:value-type="string">
            <text:p>0.01527/0.04616</text:p>
          </table:table-cell>
          <table:table-cell office:value-type="string">
            <text:p>0.02427/0.04616</text:p>
          </table:table-cell>
          <table:table-cell office:value-type="string">
            <text:p>0.03327/0.04616</text:p>
          </table:table-cell>
          <table:table-cell office:value-type="string">
            <text:p>0.04227/0.04616</text:p>
          </table:table-cell>
          <table:table-cell office:value-type="string">
            <text:p>0.05127/0.04616</text:p>
          </table:table-cell>
          <table:table-cell office:value-type="string">
            <text:p>0.06027/0.04616</text:p>
          </table:table-cell>
          <table:table-cell office:value-type="string">
            <text:p>0.06927/0.04616</text:p>
          </table:table-cell>
          <table:table-cell office:value-type="string">
            <text:p>0.07827/0.04616</text:p>
          </table:table-cell>
          <table:table-cell office:value-type="string">
            <text:p>0.08727/0.04616</text:p>
          </table:table-cell>
          <table:table-cell office:value-type="string">
            <text:p>0.09627/0.04616</text:p>
          </table:table-cell>
          <table:table-cell office:value-type="string">
            <text:p>0.10527/0.04616</text:p>
          </table:table-cell>
          <table:table-cell office:value-type="string">
            <text:p>0.11427/0.04616</text:p>
          </table:table-cell>
        </table:table-row>
        <table:table-row table:style-name="ro1">
          <table:table-cell office:value-type="string">
            <text:p>0.01527/0.05516</text:p>
          </table:table-cell>
          <table:table-cell office:value-type="string">
            <text:p>0.02427/0.05516</text:p>
          </table:table-cell>
          <table:table-cell office:value-type="string">
            <text:p>0.03327/0.05516</text:p>
          </table:table-cell>
          <table:table-cell office:value-type="string">
            <text:p>0.04227/0.05516</text:p>
          </table:table-cell>
          <table:table-cell office:value-type="string">
            <text:p>0.05127/0.05516</text:p>
          </table:table-cell>
          <table:table-cell office:value-type="string">
            <text:p>0.06027/0.05516</text:p>
          </table:table-cell>
          <table:table-cell office:value-type="string">
            <text:p>0.06927/0.05516</text:p>
          </table:table-cell>
          <table:table-cell office:value-type="string">
            <text:p>0.07827/0.05516</text:p>
          </table:table-cell>
          <table:table-cell office:value-type="string">
            <text:p>0.08727/0.05516</text:p>
          </table:table-cell>
          <table:table-cell office:value-type="string">
            <text:p>0.09627/0.05516</text:p>
          </table:table-cell>
          <table:table-cell office:value-type="string">
            <text:p>0.10527/0.05516</text:p>
          </table:table-cell>
          <table:table-cell office:value-type="string">
            <text:p>0.11427/0.05516</text:p>
          </table:table-cell>
        </table:table-row>
        <table:table-row table:style-name="ro1">
          <table:table-cell office:value-type="string">
            <text:p>0.01527/0.06416</text:p>
          </table:table-cell>
          <table:table-cell office:value-type="string">
            <text:p>0.02427/0.06416</text:p>
          </table:table-cell>
          <table:table-cell office:value-type="string">
            <text:p>0.03327/0.06416</text:p>
          </table:table-cell>
          <table:table-cell office:value-type="string">
            <text:p>0.04227/0.06416</text:p>
          </table:table-cell>
          <table:table-cell office:value-type="string">
            <text:p>0.05127/0.06416</text:p>
          </table:table-cell>
          <table:table-cell office:value-type="string">
            <text:p>0.06027/0.06416</text:p>
          </table:table-cell>
          <table:table-cell office:value-type="string">
            <text:p>0.06927/0.06416</text:p>
          </table:table-cell>
          <table:table-cell office:value-type="string">
            <text:p>0.07827/0.06416</text:p>
          </table:table-cell>
          <table:table-cell office:value-type="string">
            <text:p>0.08727/0.06416</text:p>
          </table:table-cell>
          <table:table-cell office:value-type="string">
            <text:p>0.09627/0.06416</text:p>
          </table:table-cell>
          <table:table-cell office:value-type="string">
            <text:p>0.10527/0.06416</text:p>
          </table:table-cell>
          <table:table-cell office:value-type="string">
            <text:p>0.11427/0.06416</text:p>
          </table:table-cell>
        </table:table-row>
        <table:table-row table:style-name="ro1">
          <table:table-cell office:value-type="string">
            <text:p>0.01527/0.07316</text:p>
          </table:table-cell>
          <table:table-cell office:value-type="string">
            <text:p>0.02427/0.07316</text:p>
          </table:table-cell>
          <table:table-cell office:value-type="string">
            <text:p>0.03327/0.07316</text:p>
          </table:table-cell>
          <table:table-cell office:value-type="string">
            <text:p>0.04227/0.07316</text:p>
          </table:table-cell>
          <table:table-cell office:value-type="string">
            <text:p>0.05127/0.07316</text:p>
          </table:table-cell>
          <table:table-cell office:value-type="string">
            <text:p>0.06027/0.07316</text:p>
          </table:table-cell>
          <table:table-cell office:value-type="string">
            <text:p>0.06927/0.07316</text:p>
          </table:table-cell>
          <table:table-cell office:value-type="string">
            <text:p>0.07827/0.07316</text:p>
          </table:table-cell>
          <table:table-cell office:value-type="string">
            <text:p>0.08727/0.07316</text:p>
          </table:table-cell>
          <table:table-cell office:value-type="string">
            <text:p>0.09627/0.07316</text:p>
          </table:table-cell>
          <table:table-cell office:value-type="string">
            <text:p>0.10527/0.07316</text:p>
          </table:table-cell>
          <table:table-cell office:value-type="string">
            <text:p>0.11427/0.07316</text:p>
          </table:table-cell>
        </table:table-row>
      </table:table>
      <table:table table:name="calculations_middle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0.0152/0.0095</text:p>
          </table:table-cell>
          <table:table-cell office:value-type="string">
            <text:p>0.0242/0.0095</text:p>
          </table:table-cell>
          <table:table-cell office:value-type="string">
            <text:p>0.0332/0.0095</text:p>
          </table:table-cell>
          <table:table-cell office:value-type="string">
            <text:p>0.0422/0.0095</text:p>
          </table:table-cell>
          <table:table-cell office:value-type="string">
            <text:p>0.0512/0.0095</text:p>
          </table:table-cell>
          <table:table-cell office:value-type="string">
            <text:p>0.0602/0.0095</text:p>
          </table:table-cell>
          <table:table-cell office:value-type="string">
            <text:p>0.0692/0.0095</text:p>
          </table:table-cell>
          <table:table-cell office:value-type="string">
            <text:p>0.0782/0.0095</text:p>
          </table:table-cell>
          <table:table-cell office:value-type="string">
            <text:p>0.0872/0.0095</text:p>
          </table:table-cell>
          <table:table-cell office:value-type="string">
            <text:p>0.0962/0.0095</text:p>
          </table:table-cell>
          <table:table-cell office:value-type="string">
            <text:p>0.1052/0.0095</text:p>
          </table:table-cell>
          <table:table-cell office:value-type="string">
            <text:p>0.1142/0.0095</text:p>
          </table:table-cell>
        </table:table-row>
        <table:table-row table:style-name="ro1">
          <table:table-cell office:value-type="string">
            <text:p>0.0152/0.0185</text:p>
          </table:table-cell>
          <table:table-cell office:value-type="string">
            <text:p>0.0242/0.0185</text:p>
          </table:table-cell>
          <table:table-cell office:value-type="string">
            <text:p>0.03327/0.01916</text:p>
          </table:table-cell>
          <table:table-cell office:value-type="string">
            <text:p>0.0422/0.0185</text:p>
          </table:table-cell>
          <table:table-cell office:value-type="string">
            <text:p>0.0512/0.0185</text:p>
          </table:table-cell>
          <table:table-cell office:value-type="string">
            <text:p>0.0602/0.0185</text:p>
          </table:table-cell>
          <table:table-cell office:value-type="string">
            <text:p>0.0692/0.0185</text:p>
          </table:table-cell>
          <table:table-cell office:value-type="string">
            <text:p>0.0782/0.0185</text:p>
          </table:table-cell>
          <table:table-cell office:value-type="string">
            <text:p>0.0872/0.0185</text:p>
          </table:table-cell>
          <table:table-cell office:value-type="string">
            <text:p>0.0962/0.0185</text:p>
          </table:table-cell>
          <table:table-cell office:value-type="string">
            <text:p>0.1052/0.0185</text:p>
          </table:table-cell>
          <table:table-cell office:value-type="string">
            <text:p>0.1142/0.0185</text:p>
          </table:table-cell>
        </table:table-row>
        <table:table-row table:style-name="ro1">
          <table:table-cell office:value-type="string">
            <text:p>0.0152/0.0275</text:p>
          </table:table-cell>
          <table:table-cell office:value-type="string">
            <text:p>0.0242/0.0275</text:p>
          </table:table-cell>
          <table:table-cell office:value-type="string">
            <text:p>0.0332/0.0275</text:p>
          </table:table-cell>
          <table:table-cell office:value-type="string">
            <text:p>0.0422/0.0275</text:p>
          </table:table-cell>
          <table:table-cell office:value-type="string">
            <text:p>0.0512/0.0275</text:p>
          </table:table-cell>
          <table:table-cell office:value-type="string">
            <text:p>0.0602/0.0275</text:p>
          </table:table-cell>
          <table:table-cell office:value-type="string">
            <text:p>0.0692/0.0275</text:p>
          </table:table-cell>
          <table:table-cell office:value-type="string">
            <text:p>0.0782/0.0275</text:p>
          </table:table-cell>
          <table:table-cell office:value-type="string">
            <text:p>0.0872/0.0275</text:p>
          </table:table-cell>
          <table:table-cell office:value-type="string">
            <text:p>0.0962/0.0275</text:p>
          </table:table-cell>
          <table:table-cell office:value-type="string">
            <text:p>0.1052/0.0275</text:p>
          </table:table-cell>
          <table:table-cell office:value-type="string">
            <text:p>0.1142/0.0275</text:p>
          </table:table-cell>
        </table:table-row>
        <table:table-row table:style-name="ro1">
          <table:table-cell office:value-type="string">
            <text:p>0.0152/0.0365</text:p>
          </table:table-cell>
          <table:table-cell office:value-type="string">
            <text:p>0.0242/0.0365</text:p>
          </table:table-cell>
          <table:table-cell office:value-type="string">
            <text:p>0.0332/0.0365</text:p>
          </table:table-cell>
          <table:table-cell office:value-type="string">
            <text:p>0.0422/0.0365</text:p>
          </table:table-cell>
          <table:table-cell office:value-type="string">
            <text:p>0.0512/0.0365</text:p>
          </table:table-cell>
          <table:table-cell office:value-type="string">
            <text:p>0.0602/0.0365</text:p>
          </table:table-cell>
          <table:table-cell office:value-type="string">
            <text:p>0.0692/0.0365</text:p>
          </table:table-cell>
          <table:table-cell office:value-type="string">
            <text:p>0.0782/0.0365</text:p>
          </table:table-cell>
          <table:table-cell office:value-type="string">
            <text:p>0.0872/0.0365</text:p>
          </table:table-cell>
          <table:table-cell office:value-type="string">
            <text:p>0.0962/0.0365</text:p>
          </table:table-cell>
          <table:table-cell office:value-type="string">
            <text:p>0.1052/0.0365</text:p>
          </table:table-cell>
          <table:table-cell office:value-type="string">
            <text:p>0.1142/0.0365</text:p>
          </table:table-cell>
        </table:table-row>
        <table:table-row table:style-name="ro1">
          <table:table-cell office:value-type="string">
            <text:p>0.0152/0.0455</text:p>
          </table:table-cell>
          <table:table-cell office:value-type="string">
            <text:p>0.0242/0.0455</text:p>
          </table:table-cell>
          <table:table-cell office:value-type="string">
            <text:p>0.0332/0.0455</text:p>
          </table:table-cell>
          <table:table-cell office:value-type="string">
            <text:p>0.0422/0.0455</text:p>
          </table:table-cell>
          <table:table-cell office:value-type="string">
            <text:p>0.0512/0.0455</text:p>
          </table:table-cell>
          <table:table-cell office:value-type="string">
            <text:p>0.0602/0.0455</text:p>
          </table:table-cell>
          <table:table-cell office:value-type="string">
            <text:p>0.0692/0.0455</text:p>
          </table:table-cell>
          <table:table-cell office:value-type="string">
            <text:p>0.0782/0.0455</text:p>
          </table:table-cell>
          <table:table-cell office:value-type="string">
            <text:p>0.0872/0.0455</text:p>
          </table:table-cell>
          <table:table-cell office:value-type="string">
            <text:p>0.0962/0.0455</text:p>
          </table:table-cell>
          <table:table-cell office:value-type="string">
            <text:p>0.1052/0.0455</text:p>
          </table:table-cell>
          <table:table-cell office:value-type="string">
            <text:p>0.1142/0.0455</text:p>
          </table:table-cell>
        </table:table-row>
        <table:table-row table:style-name="ro1">
          <table:table-cell office:value-type="string">
            <text:p>0.0152/0.0545</text:p>
          </table:table-cell>
          <table:table-cell office:value-type="string">
            <text:p>0.0242/0.0545</text:p>
          </table:table-cell>
          <table:table-cell office:value-type="string">
            <text:p>0.0332/0.0545</text:p>
          </table:table-cell>
          <table:table-cell office:value-type="string">
            <text:p>0.0422/0.0545</text:p>
          </table:table-cell>
          <table:table-cell office:value-type="string">
            <text:p>0.0512/0.0545</text:p>
          </table:table-cell>
          <table:table-cell office:value-type="string">
            <text:p>0.0602/0.0545</text:p>
          </table:table-cell>
          <table:table-cell office:value-type="string">
            <text:p>0.0692/0.0545</text:p>
          </table:table-cell>
          <table:table-cell office:value-type="string">
            <text:p>0.0782/0.0545</text:p>
          </table:table-cell>
          <table:table-cell office:value-type="string">
            <text:p>0.0872/0.0545</text:p>
          </table:table-cell>
          <table:table-cell office:value-type="string">
            <text:p>0.0962/0.0545</text:p>
          </table:table-cell>
          <table:table-cell office:value-type="string">
            <text:p>0.1052/0.0545</text:p>
          </table:table-cell>
          <table:table-cell office:value-type="string">
            <text:p>0.1142/0.0545</text:p>
          </table:table-cell>
        </table:table-row>
        <table:table-row table:style-name="ro1">
          <table:table-cell office:value-type="string">
            <text:p>0.0152/0.0635</text:p>
          </table:table-cell>
          <table:table-cell office:value-type="string">
            <text:p>0.0242/0.0635</text:p>
          </table:table-cell>
          <table:table-cell office:value-type="string">
            <text:p>0.0332/0.0635</text:p>
          </table:table-cell>
          <table:table-cell office:value-type="string">
            <text:p>0.0422/0.0635</text:p>
          </table:table-cell>
          <table:table-cell office:value-type="string">
            <text:p>0.0512/0.0635</text:p>
          </table:table-cell>
          <table:table-cell office:value-type="string">
            <text:p>0.0602/0.0635</text:p>
          </table:table-cell>
          <table:table-cell office:value-type="string">
            <text:p>0.0692/0.0635</text:p>
          </table:table-cell>
          <table:table-cell office:value-type="string">
            <text:p>0.0782/0.0635</text:p>
          </table:table-cell>
          <table:table-cell office:value-type="string">
            <text:p>0.0872/0.0635</text:p>
          </table:table-cell>
          <table:table-cell office:value-type="string">
            <text:p>0.0962/0.0635</text:p>
          </table:table-cell>
          <table:table-cell office:value-type="string">
            <text:p>0.1052/0.0635</text:p>
          </table:table-cell>
          <table:table-cell office:value-type="string">
            <text:p>0.1142/0.0635</text:p>
          </table:table-cell>
        </table:table-row>
        <table:table-row table:style-name="ro1">
          <table:table-cell office:value-type="string">
            <text:p>0.0152/0.0725</text:p>
          </table:table-cell>
          <table:table-cell office:value-type="string">
            <text:p>0.0242/0.0725</text:p>
          </table:table-cell>
          <table:table-cell office:value-type="string">
            <text:p>0.0332/0.0725</text:p>
          </table:table-cell>
          <table:table-cell office:value-type="string">
            <text:p>0.0422/0.0725</text:p>
          </table:table-cell>
          <table:table-cell office:value-type="string">
            <text:p>0.0512/0.0725</text:p>
          </table:table-cell>
          <table:table-cell office:value-type="string">
            <text:p>0.0602/0.0725</text:p>
          </table:table-cell>
          <table:table-cell office:value-type="string">
            <text:p>0.0692/0.0725</text:p>
          </table:table-cell>
          <table:table-cell office:value-type="string">
            <text:p>0.0782/0.0725</text:p>
          </table:table-cell>
          <table:table-cell office:value-type="string">
            <text:p>0.0872/0.0725</text:p>
          </table:table-cell>
          <table:table-cell office:value-type="string">
            <text:p>0.0962/0.0725</text:p>
          </table:table-cell>
          <table:table-cell office:value-type="string">
            <text:p>0.1052/0.0725</text:p>
          </table:table-cell>
          <table:table-cell office:value-type="string">
            <text:p>0.1142/0.07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[.B12]-0.009" office:value-type="float" office:value="0.01527">
            <text:p>0.01527</text:p>
          </table:table-cell>
          <table:table-cell table:formula="of:=[.C12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2]+0.009" office:value-type="float" office:value="0.04227">
            <text:p>0.04227</text:p>
          </table:table-cell>
          <table:table-cell table:formula="of:=[.D12]+0.009" office:value-type="float" office:value="0.05127">
            <text:p>0.05127</text:p>
          </table:table-cell>
          <table:table-cell table:formula="of:=[.E12]+0.009" office:value-type="float" office:value="0.06027">
            <text:p>0.06027</text:p>
          </table:table-cell>
          <table:table-cell table:formula="of:=[.F12]+0.009" office:value-type="float" office:value="0.06927">
            <text:p>0.06927</text:p>
          </table:table-cell>
          <table:table-cell table:formula="of:=[.G12]+0.009" office:value-type="float" office:value="0.07827">
            <text:p>0.07827</text:p>
          </table:table-cell>
          <table:table-cell table:formula="of:=[.H12]+0.009" office:value-type="float" office:value="0.08727">
            <text:p>0.08727</text:p>
          </table:table-cell>
          <table:table-cell table:formula="of:=[.I12]+0.009" office:value-type="float" office:value="0.09627">
            <text:p>0.09627</text:p>
          </table:table-cell>
          <table:table-cell table:formula="of:=[.J12]+0.009" office:value-type="float" office:value="0.10527">
            <text:p>0.10527</text:p>
          </table:table-cell>
          <table:table-cell table:formula="of:=[.K12]+0.009" office:value-type="float" office:value="0.11427">
            <text:p>0.11427</text:p>
          </table:table-cell>
        </table:table-row>
        <table:table-row table:style-name="ro1">
          <table:table-cell table:formula="of:=[.B13]-0.009" office:value-type="float" office:value="0.01527">
            <text:p>0.01527</text:p>
          </table:table-cell>
          <table:table-cell table:formula="of:=[.C13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3]+0.009" office:value-type="float" office:value="0.04227">
            <text:p>0.04227</text:p>
          </table:table-cell>
          <table:table-cell table:formula="of:=[.D13]+0.009" office:value-type="float" office:value="0.05127">
            <text:p>0.05127</text:p>
          </table:table-cell>
          <table:table-cell table:formula="of:=[.E13]+0.009" office:value-type="float" office:value="0.06027">
            <text:p>0.06027</text:p>
          </table:table-cell>
          <table:table-cell table:formula="of:=[.F13]+0.009" office:value-type="float" office:value="0.06927">
            <text:p>0.06927</text:p>
          </table:table-cell>
          <table:table-cell table:formula="of:=[.G13]+0.009" office:value-type="float" office:value="0.07827">
            <text:p>0.07827</text:p>
          </table:table-cell>
          <table:table-cell table:formula="of:=[.H13]+0.009" office:value-type="float" office:value="0.08727">
            <text:p>0.08727</text:p>
          </table:table-cell>
          <table:table-cell table:formula="of:=[.I13]+0.009" office:value-type="float" office:value="0.09627">
            <text:p>0.09627</text:p>
          </table:table-cell>
          <table:table-cell table:formula="of:=[.J13]+0.009" office:value-type="float" office:value="0.10527">
            <text:p>0.10527</text:p>
          </table:table-cell>
          <table:table-cell table:formula="of:=[.K13]+0.009" office:value-type="float" office:value="0.11427">
            <text:p>0.11427</text:p>
          </table:table-cell>
        </table:table-row>
        <table:table-row table:style-name="ro1">
          <table:table-cell table:formula="of:=[.B14]-0.009" office:value-type="float" office:value="0.01527">
            <text:p>0.01527</text:p>
          </table:table-cell>
          <table:table-cell table:formula="of:=[.C14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4]+0.009" office:value-type="float" office:value="0.04227">
            <text:p>0.04227</text:p>
          </table:table-cell>
          <table:table-cell table:formula="of:=[.D14]+0.009" office:value-type="float" office:value="0.05127">
            <text:p>0.05127</text:p>
          </table:table-cell>
          <table:table-cell table:formula="of:=[.E14]+0.009" office:value-type="float" office:value="0.06027">
            <text:p>0.06027</text:p>
          </table:table-cell>
          <table:table-cell table:formula="of:=[.F14]+0.009" office:value-type="float" office:value="0.06927">
            <text:p>0.06927</text:p>
          </table:table-cell>
          <table:table-cell table:formula="of:=[.G14]+0.009" office:value-type="float" office:value="0.07827">
            <text:p>0.07827</text:p>
          </table:table-cell>
          <table:table-cell table:formula="of:=[.H14]+0.009" office:value-type="float" office:value="0.08727">
            <text:p>0.08727</text:p>
          </table:table-cell>
          <table:table-cell table:formula="of:=[.I14]+0.009" office:value-type="float" office:value="0.09627">
            <text:p>0.09627</text:p>
          </table:table-cell>
          <table:table-cell table:formula="of:=[.J14]+0.009" office:value-type="float" office:value="0.10527">
            <text:p>0.10527</text:p>
          </table:table-cell>
          <table:table-cell table:formula="of:=[.K14]+0.009" office:value-type="float" office:value="0.11427">
            <text:p>0.11427</text:p>
          </table:table-cell>
        </table:table-row>
        <table:table-row table:style-name="ro1">
          <table:table-cell table:formula="of:=[.B15]-0.009" office:value-type="float" office:value="0.01527">
            <text:p>0.01527</text:p>
          </table:table-cell>
          <table:table-cell table:formula="of:=[.C15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5]+0.009" office:value-type="float" office:value="0.04227">
            <text:p>0.04227</text:p>
          </table:table-cell>
          <table:table-cell table:formula="of:=[.D15]+0.009" office:value-type="float" office:value="0.05127">
            <text:p>0.05127</text:p>
          </table:table-cell>
          <table:table-cell table:formula="of:=[.E15]+0.009" office:value-type="float" office:value="0.06027">
            <text:p>0.06027</text:p>
          </table:table-cell>
          <table:table-cell table:formula="of:=[.F15]+0.009" office:value-type="float" office:value="0.06927">
            <text:p>0.06927</text:p>
          </table:table-cell>
          <table:table-cell table:formula="of:=[.G15]+0.009" office:value-type="float" office:value="0.07827">
            <text:p>0.07827</text:p>
          </table:table-cell>
          <table:table-cell table:formula="of:=[.H15]+0.009" office:value-type="float" office:value="0.08727">
            <text:p>0.08727</text:p>
          </table:table-cell>
          <table:table-cell table:formula="of:=[.I15]+0.009" office:value-type="float" office:value="0.09627">
            <text:p>0.09627</text:p>
          </table:table-cell>
          <table:table-cell table:formula="of:=[.J15]+0.009" office:value-type="float" office:value="0.10527">
            <text:p>0.10527</text:p>
          </table:table-cell>
          <table:table-cell table:formula="of:=[.K15]+0.009" office:value-type="float" office:value="0.11427">
            <text:p>0.11427</text:p>
          </table:table-cell>
        </table:table-row>
        <table:table-row table:style-name="ro1">
          <table:table-cell table:formula="of:=[.B16]-0.009" office:value-type="float" office:value="0.01527">
            <text:p>0.01527</text:p>
          </table:table-cell>
          <table:table-cell table:formula="of:=[.C16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6]+0.009" office:value-type="float" office:value="0.04227">
            <text:p>0.04227</text:p>
          </table:table-cell>
          <table:table-cell table:formula="of:=[.D16]+0.009" office:value-type="float" office:value="0.05127">
            <text:p>0.05127</text:p>
          </table:table-cell>
          <table:table-cell table:formula="of:=[.E16]+0.009" office:value-type="float" office:value="0.06027">
            <text:p>0.06027</text:p>
          </table:table-cell>
          <table:table-cell table:formula="of:=[.F16]+0.009" office:value-type="float" office:value="0.06927">
            <text:p>0.06927</text:p>
          </table:table-cell>
          <table:table-cell table:formula="of:=[.G16]+0.009" office:value-type="float" office:value="0.07827">
            <text:p>0.07827</text:p>
          </table:table-cell>
          <table:table-cell table:formula="of:=[.H16]+0.009" office:value-type="float" office:value="0.08727">
            <text:p>0.08727</text:p>
          </table:table-cell>
          <table:table-cell table:formula="of:=[.I16]+0.009" office:value-type="float" office:value="0.09627">
            <text:p>0.09627</text:p>
          </table:table-cell>
          <table:table-cell table:formula="of:=[.J16]+0.009" office:value-type="float" office:value="0.10527">
            <text:p>0.10527</text:p>
          </table:table-cell>
          <table:table-cell table:formula="of:=[.K16]+0.009" office:value-type="float" office:value="0.11427">
            <text:p>0.11427</text:p>
          </table:table-cell>
        </table:table-row>
        <table:table-row table:style-name="ro1">
          <table:table-cell table:formula="of:=[.B17]-0.009" office:value-type="float" office:value="0.01527">
            <text:p>0.01527</text:p>
          </table:table-cell>
          <table:table-cell table:formula="of:=[.C17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7]+0.009" office:value-type="float" office:value="0.04227">
            <text:p>0.04227</text:p>
          </table:table-cell>
          <table:table-cell table:formula="of:=[.D17]+0.009" office:value-type="float" office:value="0.05127">
            <text:p>0.05127</text:p>
          </table:table-cell>
          <table:table-cell table:formula="of:=[.E17]+0.009" office:value-type="float" office:value="0.06027">
            <text:p>0.06027</text:p>
          </table:table-cell>
          <table:table-cell table:formula="of:=[.F17]+0.009" office:value-type="float" office:value="0.06927">
            <text:p>0.06927</text:p>
          </table:table-cell>
          <table:table-cell table:formula="of:=[.G17]+0.009" office:value-type="float" office:value="0.07827">
            <text:p>0.07827</text:p>
          </table:table-cell>
          <table:table-cell table:formula="of:=[.H17]+0.009" office:value-type="float" office:value="0.08727">
            <text:p>0.08727</text:p>
          </table:table-cell>
          <table:table-cell table:formula="of:=[.I17]+0.009" office:value-type="float" office:value="0.09627">
            <text:p>0.09627</text:p>
          </table:table-cell>
          <table:table-cell table:formula="of:=[.J17]+0.009" office:value-type="float" office:value="0.10527">
            <text:p>0.10527</text:p>
          </table:table-cell>
          <table:table-cell table:formula="of:=[.K17]+0.009" office:value-type="float" office:value="0.11427">
            <text:p>0.11427</text:p>
          </table:table-cell>
        </table:table-row>
        <table:table-row table:style-name="ro1">
          <table:table-cell table:formula="of:=[.B18]-0.009" office:value-type="float" office:value="0.01527">
            <text:p>0.01527</text:p>
          </table:table-cell>
          <table:table-cell table:formula="of:=[.C18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8]+0.009" office:value-type="float" office:value="0.04227">
            <text:p>0.04227</text:p>
          </table:table-cell>
          <table:table-cell table:formula="of:=[.D18]+0.009" office:value-type="float" office:value="0.05127">
            <text:p>0.05127</text:p>
          </table:table-cell>
          <table:table-cell table:formula="of:=[.E18]+0.009" office:value-type="float" office:value="0.06027">
            <text:p>0.06027</text:p>
          </table:table-cell>
          <table:table-cell table:formula="of:=[.F18]+0.009" office:value-type="float" office:value="0.06927">
            <text:p>0.06927</text:p>
          </table:table-cell>
          <table:table-cell table:formula="of:=[.G18]+0.009" office:value-type="float" office:value="0.07827">
            <text:p>0.07827</text:p>
          </table:table-cell>
          <table:table-cell table:formula="of:=[.H18]+0.009" office:value-type="float" office:value="0.08727">
            <text:p>0.08727</text:p>
          </table:table-cell>
          <table:table-cell table:formula="of:=[.I18]+0.009" office:value-type="float" office:value="0.09627">
            <text:p>0.09627</text:p>
          </table:table-cell>
          <table:table-cell table:formula="of:=[.J18]+0.009" office:value-type="float" office:value="0.10527">
            <text:p>0.10527</text:p>
          </table:table-cell>
          <table:table-cell table:formula="of:=[.K18]+0.009" office:value-type="float" office:value="0.11427">
            <text:p>0.11427</text:p>
          </table:table-cell>
        </table:table-row>
        <table:table-row table:style-name="ro1">
          <table:table-cell table:formula="of:=[.B19]-0.009" office:value-type="float" office:value="0.01527">
            <text:p>0.01527</text:p>
          </table:table-cell>
          <table:table-cell table:formula="of:=[.C19]-0.009" office:value-type="float" office:value="0.02427">
            <text:p>0.02427</text:p>
          </table:table-cell>
          <table:table-cell office:value-type="float" office:value="0.03327">
            <text:p>0.03327</text:p>
          </table:table-cell>
          <table:table-cell table:formula="of:=[.C19]+0.009" office:value-type="float" office:value="0.04227">
            <text:p>0.04227</text:p>
          </table:table-cell>
          <table:table-cell table:formula="of:=[.D19]+0.009" office:value-type="float" office:value="0.05127">
            <text:p>0.05127</text:p>
          </table:table-cell>
          <table:table-cell table:formula="of:=[.E19]+0.009" office:value-type="float" office:value="0.06027">
            <text:p>0.06027</text:p>
          </table:table-cell>
          <table:table-cell table:formula="of:=[.F19]+0.009" office:value-type="float" office:value="0.06927">
            <text:p>0.06927</text:p>
          </table:table-cell>
          <table:table-cell table:formula="of:=[.G19]+0.009" office:value-type="float" office:value="0.07827">
            <text:p>0.07827</text:p>
          </table:table-cell>
          <table:table-cell table:formula="of:=[.H19]+0.009" office:value-type="float" office:value="0.08727">
            <text:p>0.08727</text:p>
          </table:table-cell>
          <table:table-cell table:formula="of:=[.I19]+0.009" office:value-type="float" office:value="0.09627">
            <text:p>0.09627</text:p>
          </table:table-cell>
          <table:table-cell table:formula="of:=[.J19]+0.009" office:value-type="float" office:value="0.10527">
            <text:p>0.10527</text:p>
          </table:table-cell>
          <table:table-cell table:formula="of:=[.K19]+0.009" office:value-type="float" office:value="0.11427">
            <text:p>0.1142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Y</text:p>
          </table:table-cell>
          <table:table-cell table:number-columns-repeated="11"/>
        </table:table-row>
        <table:table-row table:style-name="ro1">
          <table:table-cell table:formula="of:=[.A24]-0.009" office:value-type="float" office:value="0.01016">
            <text:p>0.01016</text:p>
          </table:table-cell>
          <table:table-cell table:formula="of:=[.B24]-0.009" office:value-type="float" office:value="0.01016">
            <text:p>0.01016</text:p>
          </table:table-cell>
          <table:table-cell table:formula="of:=[.C24]-0.009" office:value-type="float" office:value="0.01016">
            <text:p>0.01016</text:p>
          </table:table-cell>
          <table:table-cell table:formula="of:=[.D24]-0.009" office:value-type="float" office:value="0.01016">
            <text:p>0.01016</text:p>
          </table:table-cell>
          <table:table-cell table:formula="of:=[.E24]-0.009" office:value-type="float" office:value="0.01016">
            <text:p>0.01016</text:p>
          </table:table-cell>
          <table:table-cell table:formula="of:=[.F24]-0.009" office:value-type="float" office:value="0.01016">
            <text:p>0.01016</text:p>
          </table:table-cell>
          <table:table-cell table:formula="of:=[.G24]-0.009" office:value-type="float" office:value="0.01016">
            <text:p>0.01016</text:p>
          </table:table-cell>
          <table:table-cell table:formula="of:=[.H24]-0.009" office:value-type="float" office:value="0.01016">
            <text:p>0.01016</text:p>
          </table:table-cell>
          <table:table-cell table:formula="of:=[.I24]-0.009" office:value-type="float" office:value="0.01016">
            <text:p>0.01016</text:p>
          </table:table-cell>
          <table:table-cell table:formula="of:=[.J24]-0.009" office:value-type="float" office:value="0.01016">
            <text:p>0.01016</text:p>
          </table:table-cell>
          <table:table-cell table:formula="of:=[.K24]-0.009" office:value-type="float" office:value="0.01016">
            <text:p>0.01016</text:p>
          </table:table-cell>
          <table:table-cell table:formula="of:=[.L24]-0.009" office:value-type="float" office:value="0.01016">
            <text:p>0.01016</text:p>
          </table:table-cell>
        </table:table-row>
        <table:table-row table:style-name="ro1">
          <table:table-cell table:number-columns-repeated="12" office:value-type="float" office:value="0.01916">
            <text:p>0.01916</text:p>
          </table:table-cell>
        </table:table-row>
        <table:table-row table:style-name="ro1">
          <table:table-cell table:formula="of:=[.A24]+0.009" office:value-type="float" office:value="0.02816">
            <text:p>0.02816</text:p>
          </table:table-cell>
          <table:table-cell table:formula="of:=[.B24]+0.009" office:value-type="float" office:value="0.02816">
            <text:p>0.02816</text:p>
          </table:table-cell>
          <table:table-cell table:formula="of:=[.C24]+0.009" office:value-type="float" office:value="0.02816">
            <text:p>0.02816</text:p>
          </table:table-cell>
          <table:table-cell table:formula="of:=[.D24]+0.009" office:value-type="float" office:value="0.02816">
            <text:p>0.02816</text:p>
          </table:table-cell>
          <table:table-cell table:formula="of:=[.E24]+0.009" office:value-type="float" office:value="0.02816">
            <text:p>0.02816</text:p>
          </table:table-cell>
          <table:table-cell table:formula="of:=[.F24]+0.009" office:value-type="float" office:value="0.02816">
            <text:p>0.02816</text:p>
          </table:table-cell>
          <table:table-cell table:formula="of:=[.G24]+0.009" office:value-type="float" office:value="0.02816">
            <text:p>0.02816</text:p>
          </table:table-cell>
          <table:table-cell table:formula="of:=[.H24]+0.009" office:value-type="float" office:value="0.02816">
            <text:p>0.02816</text:p>
          </table:table-cell>
          <table:table-cell table:formula="of:=[.I24]+0.009" office:value-type="float" office:value="0.02816">
            <text:p>0.02816</text:p>
          </table:table-cell>
          <table:table-cell table:formula="of:=[.J24]+0.009" office:value-type="float" office:value="0.02816">
            <text:p>0.02816</text:p>
          </table:table-cell>
          <table:table-cell table:formula="of:=[.K24]+0.009" office:value-type="float" office:value="0.02816">
            <text:p>0.02816</text:p>
          </table:table-cell>
          <table:table-cell table:formula="of:=[.L24]+0.009" office:value-type="float" office:value="0.02816">
            <text:p>0.02816</text:p>
          </table:table-cell>
        </table:table-row>
        <table:table-row table:style-name="ro1">
          <table:table-cell table:formula="of:=[.A25]+0.009" office:value-type="float" office:value="0.03716">
            <text:p>0.03716</text:p>
          </table:table-cell>
          <table:table-cell table:formula="of:=[.B25]+0.009" office:value-type="float" office:value="0.03716">
            <text:p>0.03716</text:p>
          </table:table-cell>
          <table:table-cell table:formula="of:=[.C25]+0.009" office:value-type="float" office:value="0.03716">
            <text:p>0.03716</text:p>
          </table:table-cell>
          <table:table-cell table:formula="of:=[.D25]+0.009" office:value-type="float" office:value="0.03716">
            <text:p>0.03716</text:p>
          </table:table-cell>
          <table:table-cell table:formula="of:=[.E25]+0.009" office:value-type="float" office:value="0.03716">
            <text:p>0.03716</text:p>
          </table:table-cell>
          <table:table-cell table:formula="of:=[.F25]+0.009" office:value-type="float" office:value="0.03716">
            <text:p>0.03716</text:p>
          </table:table-cell>
          <table:table-cell table:formula="of:=[.G25]+0.009" office:value-type="float" office:value="0.03716">
            <text:p>0.03716</text:p>
          </table:table-cell>
          <table:table-cell table:formula="of:=[.H25]+0.009" office:value-type="float" office:value="0.03716">
            <text:p>0.03716</text:p>
          </table:table-cell>
          <table:table-cell table:formula="of:=[.I25]+0.009" office:value-type="float" office:value="0.03716">
            <text:p>0.03716</text:p>
          </table:table-cell>
          <table:table-cell table:formula="of:=[.J25]+0.009" office:value-type="float" office:value="0.03716">
            <text:p>0.03716</text:p>
          </table:table-cell>
          <table:table-cell table:formula="of:=[.K25]+0.009" office:value-type="float" office:value="0.03716">
            <text:p>0.03716</text:p>
          </table:table-cell>
          <table:table-cell table:formula="of:=[.L25]+0.009" office:value-type="float" office:value="0.03716">
            <text:p>0.03716</text:p>
          </table:table-cell>
        </table:table-row>
        <table:table-row table:style-name="ro1">
          <table:table-cell table:formula="of:=[.A26]+0.009" office:value-type="float" office:value="0.04616">
            <text:p>0.04616</text:p>
          </table:table-cell>
          <table:table-cell table:formula="of:=[.B26]+0.009" office:value-type="float" office:value="0.04616">
            <text:p>0.04616</text:p>
          </table:table-cell>
          <table:table-cell table:formula="of:=[.C26]+0.009" office:value-type="float" office:value="0.04616">
            <text:p>0.04616</text:p>
          </table:table-cell>
          <table:table-cell table:formula="of:=[.D26]+0.009" office:value-type="float" office:value="0.04616">
            <text:p>0.04616</text:p>
          </table:table-cell>
          <table:table-cell table:formula="of:=[.E26]+0.009" office:value-type="float" office:value="0.04616">
            <text:p>0.04616</text:p>
          </table:table-cell>
          <table:table-cell table:formula="of:=[.F26]+0.009" office:value-type="float" office:value="0.04616">
            <text:p>0.04616</text:p>
          </table:table-cell>
          <table:table-cell table:formula="of:=[.G26]+0.009" office:value-type="float" office:value="0.04616">
            <text:p>0.04616</text:p>
          </table:table-cell>
          <table:table-cell table:formula="of:=[.H26]+0.009" office:value-type="float" office:value="0.04616">
            <text:p>0.04616</text:p>
          </table:table-cell>
          <table:table-cell table:formula="of:=[.I26]+0.009" office:value-type="float" office:value="0.04616">
            <text:p>0.04616</text:p>
          </table:table-cell>
          <table:table-cell table:formula="of:=[.J26]+0.009" office:value-type="float" office:value="0.04616">
            <text:p>0.04616</text:p>
          </table:table-cell>
          <table:table-cell table:formula="of:=[.K26]+0.009" office:value-type="float" office:value="0.04616">
            <text:p>0.04616</text:p>
          </table:table-cell>
          <table:table-cell table:formula="of:=[.L26]+0.009" office:value-type="float" office:value="0.04616">
            <text:p>0.04616</text:p>
          </table:table-cell>
        </table:table-row>
        <table:table-row table:style-name="ro1">
          <table:table-cell table:formula="of:=[.A27]+0.009" office:value-type="float" office:value="0.05516">
            <text:p>0.05516</text:p>
          </table:table-cell>
          <table:table-cell table:formula="of:=[.B27]+0.009" office:value-type="float" office:value="0.05516">
            <text:p>0.05516</text:p>
          </table:table-cell>
          <table:table-cell table:formula="of:=[.C27]+0.009" office:value-type="float" office:value="0.05516">
            <text:p>0.05516</text:p>
          </table:table-cell>
          <table:table-cell table:formula="of:=[.D27]+0.009" office:value-type="float" office:value="0.05516">
            <text:p>0.05516</text:p>
          </table:table-cell>
          <table:table-cell table:formula="of:=[.E27]+0.009" office:value-type="float" office:value="0.05516">
            <text:p>0.05516</text:p>
          </table:table-cell>
          <table:table-cell table:formula="of:=[.F27]+0.009" office:value-type="float" office:value="0.05516">
            <text:p>0.05516</text:p>
          </table:table-cell>
          <table:table-cell table:formula="of:=[.G27]+0.009" office:value-type="float" office:value="0.05516">
            <text:p>0.05516</text:p>
          </table:table-cell>
          <table:table-cell table:formula="of:=[.H27]+0.009" office:value-type="float" office:value="0.05516">
            <text:p>0.05516</text:p>
          </table:table-cell>
          <table:table-cell table:formula="of:=[.I27]+0.009" office:value-type="float" office:value="0.05516">
            <text:p>0.05516</text:p>
          </table:table-cell>
          <table:table-cell table:formula="of:=[.J27]+0.009" office:value-type="float" office:value="0.05516">
            <text:p>0.05516</text:p>
          </table:table-cell>
          <table:table-cell table:formula="of:=[.K27]+0.009" office:value-type="float" office:value="0.05516">
            <text:p>0.05516</text:p>
          </table:table-cell>
          <table:table-cell table:formula="of:=[.L27]+0.009" office:value-type="float" office:value="0.05516">
            <text:p>0.05516</text:p>
          </table:table-cell>
        </table:table-row>
        <table:table-row table:style-name="ro1">
          <table:table-cell table:formula="of:=[.A28]+0.009" office:value-type="float" office:value="0.06416">
            <text:p>0.06416</text:p>
          </table:table-cell>
          <table:table-cell table:formula="of:=[.B28]+0.009" office:value-type="float" office:value="0.06416">
            <text:p>0.06416</text:p>
          </table:table-cell>
          <table:table-cell table:formula="of:=[.C28]+0.009" office:value-type="float" office:value="0.06416">
            <text:p>0.06416</text:p>
          </table:table-cell>
          <table:table-cell table:formula="of:=[.D28]+0.009" office:value-type="float" office:value="0.06416">
            <text:p>0.06416</text:p>
          </table:table-cell>
          <table:table-cell table:formula="of:=[.E28]+0.009" office:value-type="float" office:value="0.06416">
            <text:p>0.06416</text:p>
          </table:table-cell>
          <table:table-cell table:formula="of:=[.F28]+0.009" office:value-type="float" office:value="0.06416">
            <text:p>0.06416</text:p>
          </table:table-cell>
          <table:table-cell table:formula="of:=[.G28]+0.009" office:value-type="float" office:value="0.06416">
            <text:p>0.06416</text:p>
          </table:table-cell>
          <table:table-cell table:formula="of:=[.H28]+0.009" office:value-type="float" office:value="0.06416">
            <text:p>0.06416</text:p>
          </table:table-cell>
          <table:table-cell table:formula="of:=[.I28]+0.009" office:value-type="float" office:value="0.06416">
            <text:p>0.06416</text:p>
          </table:table-cell>
          <table:table-cell table:formula="of:=[.J28]+0.009" office:value-type="float" office:value="0.06416">
            <text:p>0.06416</text:p>
          </table:table-cell>
          <table:table-cell table:formula="of:=[.K28]+0.009" office:value-type="float" office:value="0.06416">
            <text:p>0.06416</text:p>
          </table:table-cell>
          <table:table-cell table:formula="of:=[.L28]+0.009" office:value-type="float" office:value="0.06416">
            <text:p>0.06416</text:p>
          </table:table-cell>
        </table:table-row>
        <table:table-row table:style-name="ro1">
          <table:table-cell table:formula="of:=[.A29]+0.009" office:value-type="float" office:value="0.07316">
            <text:p>0.07316</text:p>
          </table:table-cell>
          <table:table-cell table:formula="of:=[.B29]+0.009" office:value-type="float" office:value="0.07316">
            <text:p>0.07316</text:p>
          </table:table-cell>
          <table:table-cell table:formula="of:=[.C29]+0.009" office:value-type="float" office:value="0.07316">
            <text:p>0.07316</text:p>
          </table:table-cell>
          <table:table-cell table:formula="of:=[.D29]+0.009" office:value-type="float" office:value="0.07316">
            <text:p>0.07316</text:p>
          </table:table-cell>
          <table:table-cell table:formula="of:=[.E29]+0.009" office:value-type="float" office:value="0.07316">
            <text:p>0.07316</text:p>
          </table:table-cell>
          <table:table-cell table:formula="of:=[.F29]+0.009" office:value-type="float" office:value="0.07316">
            <text:p>0.07316</text:p>
          </table:table-cell>
          <table:table-cell table:formula="of:=[.G29]+0.009" office:value-type="float" office:value="0.07316">
            <text:p>0.07316</text:p>
          </table:table-cell>
          <table:table-cell table:formula="of:=[.H29]+0.009" office:value-type="float" office:value="0.07316">
            <text:p>0.07316</text:p>
          </table:table-cell>
          <table:table-cell table:formula="of:=[.I29]+0.009" office:value-type="float" office:value="0.07316">
            <text:p>0.07316</text:p>
          </table:table-cell>
          <table:table-cell table:formula="of:=[.J29]+0.009" office:value-type="float" office:value="0.07316">
            <text:p>0.07316</text:p>
          </table:table-cell>
          <table:table-cell table:formula="of:=[.K29]+0.009" office:value-type="float" office:value="0.07316">
            <text:p>0.07316</text:p>
          </table:table-cell>
          <table:table-cell table:formula="of:=[.L29]+0.009" office:value-type="float" office:value="0.07316">
            <text:p>0.0731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CONCATENATE([.A12];&quot;/&quot;;[.A23])" office:value-type="string" office:string-value="0.01527/0.01016">
            <text:p>0.01527/0.01016</text:p>
          </table:table-cell>
          <table:table-cell table:formula="of:=CONCATENATE([.B12];&quot;/&quot;;[.B23])" office:value-type="string" office:string-value="0.02427/0.01016">
            <text:p>0.02427/0.01016</text:p>
          </table:table-cell>
          <table:table-cell table:formula="of:=CONCATENATE([.C12];&quot;/&quot;;[.C23])" office:value-type="string" office:string-value="0.03327/0.01016">
            <text:p>0.03327/0.01016</text:p>
          </table:table-cell>
          <table:table-cell table:formula="of:=CONCATENATE([.D12];&quot;/&quot;;[.D23])" office:value-type="string" office:string-value="0.04227/0.01016">
            <text:p>0.04227/0.01016</text:p>
          </table:table-cell>
          <table:table-cell table:formula="of:=CONCATENATE([.E12];&quot;/&quot;;[.E23])" office:value-type="string" office:string-value="0.05127/0.01016">
            <text:p>0.05127/0.01016</text:p>
          </table:table-cell>
          <table:table-cell table:formula="of:=CONCATENATE([.F12];&quot;/&quot;;[.F23])" office:value-type="string" office:string-value="0.06027/0.01016">
            <text:p>0.06027/0.01016</text:p>
          </table:table-cell>
          <table:table-cell table:formula="of:=CONCATENATE([.G12];&quot;/&quot;;[.G23])" office:value-type="string" office:string-value="0.06927/0.01016">
            <text:p>0.06927/0.01016</text:p>
          </table:table-cell>
          <table:table-cell table:formula="of:=CONCATENATE([.H12];&quot;/&quot;;[.H23])" office:value-type="string" office:string-value="0.07827/0.01016">
            <text:p>0.07827/0.01016</text:p>
          </table:table-cell>
          <table:table-cell table:formula="of:=CONCATENATE([.I12];&quot;/&quot;;[.I23])" office:value-type="string" office:string-value="0.08727/0.01016">
            <text:p>0.08727/0.01016</text:p>
          </table:table-cell>
          <table:table-cell table:formula="of:=CONCATENATE([.J12];&quot;/&quot;;[.J23])" office:value-type="string" office:string-value="0.09627/0.01016">
            <text:p>0.09627/0.01016</text:p>
          </table:table-cell>
          <table:table-cell table:formula="of:=CONCATENATE([.K12];&quot;/&quot;;[.K23])" office:value-type="string" office:string-value="0.10527/0.01016">
            <text:p>0.10527/0.01016</text:p>
          </table:table-cell>
          <table:table-cell table:formula="of:=CONCATENATE([.L12];&quot;/&quot;;[.L23])" office:value-type="string" office:string-value="0.11427/0.01016">
            <text:p>0.11427/0.01016</text:p>
          </table:table-cell>
        </table:table-row>
        <table:table-row table:style-name="ro1">
          <table:table-cell table:formula="of:=CONCATENATE([.A13];&quot;/&quot;;[.A24])" office:value-type="string" office:string-value="0.01527/0.01916">
            <text:p>0.01527/0.01916</text:p>
          </table:table-cell>
          <table:table-cell table:formula="of:=CONCATENATE([.B13];&quot;/&quot;;[.B24])" office:value-type="string" office:string-value="0.02427/0.01916">
            <text:p>0.02427/0.01916</text:p>
          </table:table-cell>
          <table:table-cell table:formula="of:=CONCATENATE([.C13];&quot;/&quot;;[.C24])" office:value-type="string" office:string-value="0.03327/0.01916">
            <text:p>0.03327/0.01916</text:p>
          </table:table-cell>
          <table:table-cell table:formula="of:=CONCATENATE([.D13];&quot;/&quot;;[.D24])" office:value-type="string" office:string-value="0.04227/0.01916">
            <text:p>0.04227/0.01916</text:p>
          </table:table-cell>
          <table:table-cell table:formula="of:=CONCATENATE([.E13];&quot;/&quot;;[.E24])" office:value-type="string" office:string-value="0.05127/0.01916">
            <text:p>0.05127/0.01916</text:p>
          </table:table-cell>
          <table:table-cell table:formula="of:=CONCATENATE([.F13];&quot;/&quot;;[.F24])" office:value-type="string" office:string-value="0.06027/0.01916">
            <text:p>0.06027/0.01916</text:p>
          </table:table-cell>
          <table:table-cell table:formula="of:=CONCATENATE([.G13];&quot;/&quot;;[.G24])" office:value-type="string" office:string-value="0.06927/0.01916">
            <text:p>0.06927/0.01916</text:p>
          </table:table-cell>
          <table:table-cell table:formula="of:=CONCATENATE([.H13];&quot;/&quot;;[.H24])" office:value-type="string" office:string-value="0.07827/0.01916">
            <text:p>0.07827/0.01916</text:p>
          </table:table-cell>
          <table:table-cell table:formula="of:=CONCATENATE([.I13];&quot;/&quot;;[.I24])" office:value-type="string" office:string-value="0.08727/0.01916">
            <text:p>0.08727/0.01916</text:p>
          </table:table-cell>
          <table:table-cell table:formula="of:=CONCATENATE([.J13];&quot;/&quot;;[.J24])" office:value-type="string" office:string-value="0.09627/0.01916">
            <text:p>0.09627/0.01916</text:p>
          </table:table-cell>
          <table:table-cell table:formula="of:=CONCATENATE([.K13];&quot;/&quot;;[.K24])" office:value-type="string" office:string-value="0.10527/0.01916">
            <text:p>0.10527/0.01916</text:p>
          </table:table-cell>
          <table:table-cell table:formula="of:=CONCATENATE([.L13];&quot;/&quot;;[.L24])" office:value-type="string" office:string-value="0.11427/0.01916">
            <text:p>0.11427/0.01916</text:p>
          </table:table-cell>
        </table:table-row>
        <table:table-row table:style-name="ro1">
          <table:table-cell table:formula="of:=CONCATENATE([.A14];&quot;/&quot;;[.A25])" office:value-type="string" office:string-value="0.01527/0.02816">
            <text:p>0.01527/0.02816</text:p>
          </table:table-cell>
          <table:table-cell table:formula="of:=CONCATENATE([.B14];&quot;/&quot;;[.B25])" office:value-type="string" office:string-value="0.02427/0.02816">
            <text:p>0.02427/0.02816</text:p>
          </table:table-cell>
          <table:table-cell table:formula="of:=CONCATENATE([.C14];&quot;/&quot;;[.C25])" office:value-type="string" office:string-value="0.03327/0.02816">
            <text:p>0.03327/0.02816</text:p>
          </table:table-cell>
          <table:table-cell table:formula="of:=CONCATENATE([.D14];&quot;/&quot;;[.D25])" office:value-type="string" office:string-value="0.04227/0.02816">
            <text:p>0.04227/0.02816</text:p>
          </table:table-cell>
          <table:table-cell table:formula="of:=CONCATENATE([.E14];&quot;/&quot;;[.E25])" office:value-type="string" office:string-value="0.05127/0.02816">
            <text:p>0.05127/0.02816</text:p>
          </table:table-cell>
          <table:table-cell table:formula="of:=CONCATENATE([.F14];&quot;/&quot;;[.F25])" office:value-type="string" office:string-value="0.06027/0.02816">
            <text:p>0.06027/0.02816</text:p>
          </table:table-cell>
          <table:table-cell table:formula="of:=CONCATENATE([.G14];&quot;/&quot;;[.G25])" office:value-type="string" office:string-value="0.06927/0.02816">
            <text:p>0.06927/0.02816</text:p>
          </table:table-cell>
          <table:table-cell table:formula="of:=CONCATENATE([.H14];&quot;/&quot;;[.H25])" office:value-type="string" office:string-value="0.07827/0.02816">
            <text:p>0.07827/0.02816</text:p>
          </table:table-cell>
          <table:table-cell table:formula="of:=CONCATENATE([.I14];&quot;/&quot;;[.I25])" office:value-type="string" office:string-value="0.08727/0.02816">
            <text:p>0.08727/0.02816</text:p>
          </table:table-cell>
          <table:table-cell table:formula="of:=CONCATENATE([.J14];&quot;/&quot;;[.J25])" office:value-type="string" office:string-value="0.09627/0.02816">
            <text:p>0.09627/0.02816</text:p>
          </table:table-cell>
          <table:table-cell table:formula="of:=CONCATENATE([.K14];&quot;/&quot;;[.K25])" office:value-type="string" office:string-value="0.10527/0.02816">
            <text:p>0.10527/0.02816</text:p>
          </table:table-cell>
          <table:table-cell table:formula="of:=CONCATENATE([.L14];&quot;/&quot;;[.L25])" office:value-type="string" office:string-value="0.11427/0.02816">
            <text:p>0.11427/0.02816</text:p>
          </table:table-cell>
        </table:table-row>
        <table:table-row table:style-name="ro1">
          <table:table-cell table:formula="of:=CONCATENATE([.A15];&quot;/&quot;;[.A26])" office:value-type="string" office:string-value="0.01527/0.03716">
            <text:p>0.01527/0.03716</text:p>
          </table:table-cell>
          <table:table-cell table:formula="of:=CONCATENATE([.B15];&quot;/&quot;;[.B26])" office:value-type="string" office:string-value="0.02427/0.03716">
            <text:p>0.02427/0.03716</text:p>
          </table:table-cell>
          <table:table-cell table:formula="of:=CONCATENATE([.C15];&quot;/&quot;;[.C26])" office:value-type="string" office:string-value="0.03327/0.03716">
            <text:p>0.03327/0.03716</text:p>
          </table:table-cell>
          <table:table-cell table:formula="of:=CONCATENATE([.D15];&quot;/&quot;;[.D26])" office:value-type="string" office:string-value="0.04227/0.03716">
            <text:p>0.04227/0.03716</text:p>
          </table:table-cell>
          <table:table-cell table:formula="of:=CONCATENATE([.E15];&quot;/&quot;;[.E26])" office:value-type="string" office:string-value="0.05127/0.03716">
            <text:p>0.05127/0.03716</text:p>
          </table:table-cell>
          <table:table-cell table:formula="of:=CONCATENATE([.F15];&quot;/&quot;;[.F26])" office:value-type="string" office:string-value="0.06027/0.03716">
            <text:p>0.06027/0.03716</text:p>
          </table:table-cell>
          <table:table-cell table:formula="of:=CONCATENATE([.G15];&quot;/&quot;;[.G26])" office:value-type="string" office:string-value="0.06927/0.03716">
            <text:p>0.06927/0.03716</text:p>
          </table:table-cell>
          <table:table-cell table:formula="of:=CONCATENATE([.H15];&quot;/&quot;;[.H26])" office:value-type="string" office:string-value="0.07827/0.03716">
            <text:p>0.07827/0.03716</text:p>
          </table:table-cell>
          <table:table-cell table:formula="of:=CONCATENATE([.I15];&quot;/&quot;;[.I26])" office:value-type="string" office:string-value="0.08727/0.03716">
            <text:p>0.08727/0.03716</text:p>
          </table:table-cell>
          <table:table-cell table:formula="of:=CONCATENATE([.J15];&quot;/&quot;;[.J26])" office:value-type="string" office:string-value="0.09627/0.03716">
            <text:p>0.09627/0.03716</text:p>
          </table:table-cell>
          <table:table-cell table:formula="of:=CONCATENATE([.K15];&quot;/&quot;;[.K26])" office:value-type="string" office:string-value="0.10527/0.03716">
            <text:p>0.10527/0.03716</text:p>
          </table:table-cell>
          <table:table-cell table:formula="of:=CONCATENATE([.L15];&quot;/&quot;;[.L26])" office:value-type="string" office:string-value="0.11427/0.03716">
            <text:p>0.11427/0.03716</text:p>
          </table:table-cell>
        </table:table-row>
        <table:table-row table:style-name="ro1">
          <table:table-cell table:formula="of:=CONCATENATE([.A16];&quot;/&quot;;[.A27])" office:value-type="string" office:string-value="0.01527/0.04616">
            <text:p>0.01527/0.04616</text:p>
          </table:table-cell>
          <table:table-cell table:formula="of:=CONCATENATE([.B16];&quot;/&quot;;[.B27])" office:value-type="string" office:string-value="0.02427/0.04616">
            <text:p>0.02427/0.04616</text:p>
          </table:table-cell>
          <table:table-cell table:formula="of:=CONCATENATE([.C16];&quot;/&quot;;[.C27])" office:value-type="string" office:string-value="0.03327/0.04616">
            <text:p>0.03327/0.04616</text:p>
          </table:table-cell>
          <table:table-cell table:formula="of:=CONCATENATE([.D16];&quot;/&quot;;[.D27])" office:value-type="string" office:string-value="0.04227/0.04616">
            <text:p>0.04227/0.04616</text:p>
          </table:table-cell>
          <table:table-cell table:formula="of:=CONCATENATE([.E16];&quot;/&quot;;[.E27])" office:value-type="string" office:string-value="0.05127/0.04616">
            <text:p>0.05127/0.04616</text:p>
          </table:table-cell>
          <table:table-cell table:formula="of:=CONCATENATE([.F16];&quot;/&quot;;[.F27])" office:value-type="string" office:string-value="0.06027/0.04616">
            <text:p>0.06027/0.04616</text:p>
          </table:table-cell>
          <table:table-cell table:formula="of:=CONCATENATE([.G16];&quot;/&quot;;[.G27])" office:value-type="string" office:string-value="0.06927/0.04616">
            <text:p>0.06927/0.04616</text:p>
          </table:table-cell>
          <table:table-cell table:formula="of:=CONCATENATE([.H16];&quot;/&quot;;[.H27])" office:value-type="string" office:string-value="0.07827/0.04616">
            <text:p>0.07827/0.04616</text:p>
          </table:table-cell>
          <table:table-cell table:formula="of:=CONCATENATE([.I16];&quot;/&quot;;[.I27])" office:value-type="string" office:string-value="0.08727/0.04616">
            <text:p>0.08727/0.04616</text:p>
          </table:table-cell>
          <table:table-cell table:formula="of:=CONCATENATE([.J16];&quot;/&quot;;[.J27])" office:value-type="string" office:string-value="0.09627/0.04616">
            <text:p>0.09627/0.04616</text:p>
          </table:table-cell>
          <table:table-cell table:formula="of:=CONCATENATE([.K16];&quot;/&quot;;[.K27])" office:value-type="string" office:string-value="0.10527/0.04616">
            <text:p>0.10527/0.04616</text:p>
          </table:table-cell>
          <table:table-cell table:formula="of:=CONCATENATE([.L16];&quot;/&quot;;[.L27])" office:value-type="string" office:string-value="0.11427/0.04616">
            <text:p>0.11427/0.04616</text:p>
          </table:table-cell>
        </table:table-row>
        <table:table-row table:style-name="ro1">
          <table:table-cell table:formula="of:=CONCATENATE([.A17];&quot;/&quot;;[.A28])" office:value-type="string" office:string-value="0.01527/0.05516">
            <text:p>0.01527/0.05516</text:p>
          </table:table-cell>
          <table:table-cell table:formula="of:=CONCATENATE([.B17];&quot;/&quot;;[.B28])" office:value-type="string" office:string-value="0.02427/0.05516">
            <text:p>0.02427/0.05516</text:p>
          </table:table-cell>
          <table:table-cell table:formula="of:=CONCATENATE([.C17];&quot;/&quot;;[.C28])" office:value-type="string" office:string-value="0.03327/0.05516">
            <text:p>0.03327/0.05516</text:p>
          </table:table-cell>
          <table:table-cell table:formula="of:=CONCATENATE([.D17];&quot;/&quot;;[.D28])" office:value-type="string" office:string-value="0.04227/0.05516">
            <text:p>0.04227/0.05516</text:p>
          </table:table-cell>
          <table:table-cell table:formula="of:=CONCATENATE([.E17];&quot;/&quot;;[.E28])" office:value-type="string" office:string-value="0.05127/0.05516">
            <text:p>0.05127/0.05516</text:p>
          </table:table-cell>
          <table:table-cell table:formula="of:=CONCATENATE([.F17];&quot;/&quot;;[.F28])" office:value-type="string" office:string-value="0.06027/0.05516">
            <text:p>0.06027/0.05516</text:p>
          </table:table-cell>
          <table:table-cell table:formula="of:=CONCATENATE([.G17];&quot;/&quot;;[.G28])" office:value-type="string" office:string-value="0.06927/0.05516">
            <text:p>0.06927/0.05516</text:p>
          </table:table-cell>
          <table:table-cell table:formula="of:=CONCATENATE([.H17];&quot;/&quot;;[.H28])" office:value-type="string" office:string-value="0.07827/0.05516">
            <text:p>0.07827/0.05516</text:p>
          </table:table-cell>
          <table:table-cell table:formula="of:=CONCATENATE([.I17];&quot;/&quot;;[.I28])" office:value-type="string" office:string-value="0.08727/0.05516">
            <text:p>0.08727/0.05516</text:p>
          </table:table-cell>
          <table:table-cell table:formula="of:=CONCATENATE([.J17];&quot;/&quot;;[.J28])" office:value-type="string" office:string-value="0.09627/0.05516">
            <text:p>0.09627/0.05516</text:p>
          </table:table-cell>
          <table:table-cell table:formula="of:=CONCATENATE([.K17];&quot;/&quot;;[.K28])" office:value-type="string" office:string-value="0.10527/0.05516">
            <text:p>0.10527/0.05516</text:p>
          </table:table-cell>
          <table:table-cell table:formula="of:=CONCATENATE([.L17];&quot;/&quot;;[.L28])" office:value-type="string" office:string-value="0.11427/0.05516">
            <text:p>0.11427/0.05516</text:p>
          </table:table-cell>
        </table:table-row>
        <table:table-row table:style-name="ro1">
          <table:table-cell table:formula="of:=CONCATENATE([.A18];&quot;/&quot;;[.A29])" office:value-type="string" office:string-value="0.01527/0.06416">
            <text:p>0.01527/0.06416</text:p>
          </table:table-cell>
          <table:table-cell table:formula="of:=CONCATENATE([.B18];&quot;/&quot;;[.B29])" office:value-type="string" office:string-value="0.02427/0.06416">
            <text:p>0.02427/0.06416</text:p>
          </table:table-cell>
          <table:table-cell table:formula="of:=CONCATENATE([.C18];&quot;/&quot;;[.C29])" office:value-type="string" office:string-value="0.03327/0.06416">
            <text:p>0.03327/0.06416</text:p>
          </table:table-cell>
          <table:table-cell table:formula="of:=CONCATENATE([.D18];&quot;/&quot;;[.D29])" office:value-type="string" office:string-value="0.04227/0.06416">
            <text:p>0.04227/0.06416</text:p>
          </table:table-cell>
          <table:table-cell table:formula="of:=CONCATENATE([.E18];&quot;/&quot;;[.E29])" office:value-type="string" office:string-value="0.05127/0.06416">
            <text:p>0.05127/0.06416</text:p>
          </table:table-cell>
          <table:table-cell table:formula="of:=CONCATENATE([.F18];&quot;/&quot;;[.F29])" office:value-type="string" office:string-value="0.06027/0.06416">
            <text:p>0.06027/0.06416</text:p>
          </table:table-cell>
          <table:table-cell table:formula="of:=CONCATENATE([.G18];&quot;/&quot;;[.G29])" office:value-type="string" office:string-value="0.06927/0.06416">
            <text:p>0.06927/0.06416</text:p>
          </table:table-cell>
          <table:table-cell table:formula="of:=CONCATENATE([.H18];&quot;/&quot;;[.H29])" office:value-type="string" office:string-value="0.07827/0.06416">
            <text:p>0.07827/0.06416</text:p>
          </table:table-cell>
          <table:table-cell table:formula="of:=CONCATENATE([.I18];&quot;/&quot;;[.I29])" office:value-type="string" office:string-value="0.08727/0.06416">
            <text:p>0.08727/0.06416</text:p>
          </table:table-cell>
          <table:table-cell table:formula="of:=CONCATENATE([.J18];&quot;/&quot;;[.J29])" office:value-type="string" office:string-value="0.09627/0.06416">
            <text:p>0.09627/0.06416</text:p>
          </table:table-cell>
          <table:table-cell table:formula="of:=CONCATENATE([.K18];&quot;/&quot;;[.K29])" office:value-type="string" office:string-value="0.10527/0.06416">
            <text:p>0.10527/0.06416</text:p>
          </table:table-cell>
          <table:table-cell table:formula="of:=CONCATENATE([.L18];&quot;/&quot;;[.L29])" office:value-type="string" office:string-value="0.11427/0.06416">
            <text:p>0.11427/0.06416</text:p>
          </table:table-cell>
        </table:table-row>
        <table:table-row table:style-name="ro1">
          <table:table-cell table:formula="of:=CONCATENATE([.A19];&quot;/&quot;;[.A30])" office:value-type="string" office:string-value="0.01527/0.07316">
            <text:p>0.01527/0.07316</text:p>
          </table:table-cell>
          <table:table-cell table:formula="of:=CONCATENATE([.B19];&quot;/&quot;;[.B30])" office:value-type="string" office:string-value="0.02427/0.07316">
            <text:p>0.02427/0.07316</text:p>
          </table:table-cell>
          <table:table-cell table:formula="of:=CONCATENATE([.C19];&quot;/&quot;;[.C30])" office:value-type="string" office:string-value="0.03327/0.07316">
            <text:p>0.03327/0.07316</text:p>
          </table:table-cell>
          <table:table-cell table:formula="of:=CONCATENATE([.D19];&quot;/&quot;;[.D30])" office:value-type="string" office:string-value="0.04227/0.07316">
            <text:p>0.04227/0.07316</text:p>
          </table:table-cell>
          <table:table-cell table:formula="of:=CONCATENATE([.E19];&quot;/&quot;;[.E30])" office:value-type="string" office:string-value="0.05127/0.07316">
            <text:p>0.05127/0.07316</text:p>
          </table:table-cell>
          <table:table-cell table:formula="of:=CONCATENATE([.F19];&quot;/&quot;;[.F30])" office:value-type="string" office:string-value="0.06027/0.07316">
            <text:p>0.06027/0.07316</text:p>
          </table:table-cell>
          <table:table-cell table:formula="of:=CONCATENATE([.G19];&quot;/&quot;;[.G30])" office:value-type="string" office:string-value="0.06927/0.07316">
            <text:p>0.06927/0.07316</text:p>
          </table:table-cell>
          <table:table-cell table:formula="of:=CONCATENATE([.H19];&quot;/&quot;;[.H30])" office:value-type="string" office:string-value="0.07827/0.07316">
            <text:p>0.07827/0.07316</text:p>
          </table:table-cell>
          <table:table-cell table:formula="of:=CONCATENATE([.I19];&quot;/&quot;;[.I30])" office:value-type="string" office:string-value="0.08727/0.07316">
            <text:p>0.08727/0.07316</text:p>
          </table:table-cell>
          <table:table-cell table:formula="of:=CONCATENATE([.J19];&quot;/&quot;;[.J30])" office:value-type="string" office:string-value="0.09627/0.07316">
            <text:p>0.09627/0.07316</text:p>
          </table:table-cell>
          <table:table-cell table:formula="of:=CONCATENATE([.K19];&quot;/&quot;;[.K30])" office:value-type="string" office:string-value="0.10527/0.07316">
            <text:p>0.10527/0.07316</text:p>
          </table:table-cell>
          <table:table-cell table:formula="of:=CONCATENATE([.L19];&quot;/&quot;;[.L30])" office:value-type="string" office:string-value="0.11427/0.07316">
            <text:p>0.11427/0.07316</text:p>
          </table:table-cell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8/16/2018</text:date>, <text:time>13:55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3:54</meta:creation-date>
    <dc:date>2018-08-16T13:55:48</dc:date>
    <meta:editing-duration>PT11M55S</meta:editing-duration>
    <meta:editing-cycles>1</meta:editing-cycles>
    <meta:document-statistic meta:table-count="3" meta:cell-count="482" meta:object-count="0"/>
    <meta:generator>OpenOffice/4.1.3$Unix OpenOffice.org_project/413m1$Build-9783</meta:generator>
  </office:meta>
</office:document-meta>
</file>